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Fira Sans1" svg:font-family="'Fira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Readex Pro" svg:font-family="'Readex Pro'"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efault">
      <style:paragraph-properties fo:margin-left="0in" fo:margin-right="0in" style:line-height-at-least="0.139in" fo:text-align="end" style:justify-single-word="false" fo:text-indent="0in" style:auto-text-indent="false">
        <style:tab-stops>
          <style:tab-stop style:position="0in"/>
        </style:tab-stops>
      </style:paragraph-properties>
      <style:text-properties fo:color="#000000" style:font-name="Fira Sans" fo:font-size="32pt" fo:font-weight="normal" style:font-size-asian="32pt" style:font-weight-asian="normal" style:font-size-complex="32pt" style:font-weight-complex="normal"/>
    </style:style>
    <style:style style:name="P2" style:family="paragraph" style:parent-style-name="Default">
      <style:paragraph-properties fo:margin-left="0in" fo:margin-right="0in" fo:line-height="150%" fo:text-align="start" style:justify-single-word="false" fo:text-indent="0in" style:auto-text-indent="false">
        <style:tab-stops>
          <style:tab-stop style:position="0in"/>
        </style:tab-stops>
      </style:paragraph-properties>
      <style:text-properties fo:color="#000000" style:font-name="Fira Sans" fo:font-size="12pt" fo:font-weight="normal" officeooo:rsid="000be3cb" officeooo:paragraph-rsid="000be3cb" style:font-size-asian="12pt" style:font-weight-asian="normal" style:font-size-complex="12pt" style:font-weight-complex="normal"/>
    </style:style>
    <style:style style:name="P3" style:family="paragraph" style:parent-style-name="Default">
      <style:paragraph-properties fo:margin-left="0in" fo:margin-right="0in" style:line-height-at-least="0.139in" fo:text-align="end" style:justify-single-word="false" fo:text-indent="0in" style:auto-text-indent="false">
        <style:tab-stops>
          <style:tab-stop style:position="0in"/>
        </style:tab-stops>
      </style:paragraph-properties>
      <style:text-properties fo:color="#000000" style:font-name="Fira Sans" fo:font-size="10pt" fo:font-weight="bold" officeooo:rsid="000c1c80" officeooo:paragraph-rsid="000c1c80" style:font-size-asian="10pt" style:font-weight-asian="bold" style:font-size-complex="10pt" style:font-weight-complex="bold"/>
    </style:style>
    <style:style style:name="P4" style:family="paragraph" style:parent-style-name="Default">
      <style:paragraph-properties fo:margin-left="0in" fo:margin-right="0in" fo:line-height="200%" fo:text-align="start" style:justify-single-word="false" fo:text-indent="0in" style:auto-text-indent="false"/>
    </style:style>
    <style:style style:name="P5" style:family="paragraph" style:parent-style-name="Default">
      <style:paragraph-properties fo:margin-left="0in" fo:margin-right="0in" fo:line-height="200%" fo:text-align="start" style:justify-single-word="false" fo:text-indent="0in" style:auto-text-indent="false"/>
      <style:text-properties fo:color="#606060" style:text-outline="false" style:text-line-through-style="none" style:text-line-through-type="none" style:font-name="Fira Sans1" fo:font-size="8pt" fo:letter-spacing="normal" fo:font-style="normal" fo:text-shadow="none" style:text-underline-style="none" fo:font-weight="normal" officeooo:rsid="000be3cb" style:letter-kerning="true" style:font-name-asian="DejaVu Sans" style:font-size-asian="8pt" style:font-style-asian="normal" style:font-weight-asian="normal" style:font-name-complex="Noto Sans1" style:font-size-complex="8pt" style:font-weight-complex="normal" style:text-emphasize="none"/>
    </style:style>
    <style:style style:name="P6" style:family="paragraph" style:parent-style-name="Default" style:master-page-name="">
      <loext:graphic-properties draw:fill="none"/>
      <style:paragraph-properties fo:margin-left="0.9366in" fo:margin-right="0in" fo:margin-top="0in" fo:margin-bottom="0in" loext:contextual-spacing="false" fo:line-height="150%" fo:text-align="start" style:justify-single-word="false" fo:text-indent="0in" style:auto-text-indent="false" style:page-number="auto" fo:background-color="transparent">
        <style:tab-stops>
          <style:tab-stop style:position="0in"/>
        </style:tab-stops>
      </style:paragraph-properties>
      <style:text-properties fo:color="#000000" style:font-name="Fira Sans" fo:font-size="8pt" fo:font-weight="normal" officeooo:rsid="000be3cb" officeooo:paragraph-rsid="000be3cb" style:font-size-asian="8pt" style:font-weight-asian="normal" style:font-size-complex="8pt" style:font-weight-complex="normal"/>
    </style:style>
    <style:style style:name="P7" style:family="paragraph" style:parent-style-name="Default">
      <loext:graphic-properties draw:fill="none"/>
      <style:paragraph-properties fo:margin-left="0.9366in" fo:margin-right="0in" fo:margin-top="0in" fo:margin-bottom="0in" loext:contextual-spacing="false" fo:line-height="200%" fo:text-align="start" style:justify-single-word="false" fo:text-indent="0in" style:auto-text-indent="false" fo:background-color="transparent"/>
      <style:text-properties fo:color="#606060" style:text-outline="false" style:text-line-through-style="none" style:text-line-through-type="none" style:font-name="Fira Sans1" fo:font-size="8pt" fo:letter-spacing="normal" fo:font-style="normal" fo:text-shadow="none" style:text-underline-style="none" fo:font-weight="normal" officeooo:rsid="000be3cb" style:letter-kerning="true" style:font-name-asian="DejaVu Sans" style:font-size-asian="8pt" style:font-style-asian="normal" style:font-weight-asian="normal" style:font-name-complex="Noto Sans1" style:font-size-complex="8pt" style:font-weight-complex="normal" style:text-emphasize="none"/>
    </style:style>
    <style:style style:name="P8" style:family="paragraph" style:parent-style-name="Default">
      <loext:graphic-properties draw:fill="none"/>
      <style:paragraph-properties fo:margin-left="0.9366in" fo:margin-right="0in" fo:margin-top="0in" fo:margin-bottom="0in" loext:contextual-spacing="false" fo:line-height="200%" fo:text-align="start" style:justify-single-word="false" fo:text-indent="0in" style:auto-text-indent="false" fo:background-color="transparent"/>
      <style:text-properties fo:color="#606060" style:text-outline="false" style:text-line-through-style="none" style:text-line-through-type="none" style:font-name="Fira Sans1" fo:font-size="8pt" fo:letter-spacing="normal" fo:font-style="normal" fo:text-shadow="none" style:text-underline-style="none" fo:font-weight="normal" officeooo:rsid="000be3cb" officeooo:paragraph-rsid="00225dbe" style:letter-kerning="true" style:font-name-asian="DejaVu Sans" style:font-size-asian="8pt" style:font-style-asian="normal" style:font-weight-asian="normal" style:font-name-complex="Noto Sans1" style:font-size-complex="8pt" style:font-weight-complex="normal" style:text-emphasize="none"/>
    </style:style>
    <style:style style:name="P9" style:family="paragraph" style:parent-style-name="Default" style:master-page-name="">
      <loext:graphic-properties draw:fill="none"/>
      <style:paragraph-properties fo:margin-left="0.9366in" fo:margin-right="0in" fo:margin-top="0in" fo:margin-bottom="0in" loext:contextual-spacing="false" fo:line-height="150%" fo:text-align="start" style:justify-single-word="false" fo:text-indent="0in" style:auto-text-indent="false" style:page-number="auto" fo:background-color="transparent">
        <style:tab-stops>
          <style:tab-stop style:position="0in"/>
        </style:tab-stops>
      </style:paragraph-properties>
      <style:text-properties fo:color="#606060" style:text-outline="false" style:text-line-through-style="none" style:text-line-through-type="none" style:font-name="Fira Sans1" fo:font-size="8pt" fo:letter-spacing="normal" fo:font-style="normal" fo:text-shadow="none" style:text-underline-style="none" fo:font-weight="normal" officeooo:rsid="000be3cb" officeooo:paragraph-rsid="000be3cb" style:letter-kerning="true" style:font-name-asian="DejaVu Sans" style:font-size-asian="8pt" style:font-style-asian="normal" style:font-weight-asian="normal" style:font-name-complex="Noto Sans1" style:font-size-complex="8pt" style:font-weight-complex="normal" style:text-emphasize="none"/>
    </style:style>
    <style:style style:name="P10" style:family="paragraph" style:parent-style-name="Default" style:master-page-name="">
      <loext:graphic-properties draw:fill="none"/>
      <style:paragraph-properties fo:margin-left="0.9366in" fo:margin-right="0in" fo:margin-top="0in" fo:margin-bottom="0in" loext:contextual-spacing="false" fo:line-height="200%" fo:text-align="start" style:justify-single-word="false" fo:text-indent="0in" style:auto-text-indent="false" style:page-number="auto" fo:background-color="transparent"/>
      <style:text-properties fo:color="#606060" style:text-outline="false" style:text-line-through-style="none" style:text-line-through-type="none" style:font-name="Fira Sans1" fo:font-size="8pt" fo:letter-spacing="normal" fo:font-style="normal" fo:text-shadow="none" style:text-underline-style="none" fo:font-weight="normal" officeooo:rsid="000be3cb" style:letter-kerning="true" style:font-name-asian="DejaVu Sans" style:font-size-asian="8pt" style:font-style-asian="normal" style:font-weight-asian="normal" style:font-name-complex="Noto Sans1" style:font-size-complex="8pt" style:font-weight-complex="normal" style:text-emphasize="none"/>
    </style:style>
    <style:style style:name="P11" style:family="paragraph" style:parent-style-name="Default" style:master-page-name="">
      <loext:graphic-properties draw:fill="none"/>
      <style:paragraph-properties fo:margin-left="0.9366in" fo:margin-right="0in" fo:margin-top="0in" fo:margin-bottom="0in" loext:contextual-spacing="false" fo:line-height="200%" fo:text-align="start" style:justify-single-word="false" fo:text-indent="0in" style:auto-text-indent="false" style:page-number="auto" fo:background-color="transparent"/>
      <style:text-properties fo:color="#606060" style:text-outline="false" style:text-line-through-style="none" style:text-line-through-type="none" style:font-name="Fira Sans1" fo:font-size="8pt" fo:letter-spacing="normal" fo:font-style="normal" fo:text-shadow="none" style:text-underline-style="none" fo:font-weight="normal" officeooo:rsid="000be3cb" style:letter-kerning="true" style:font-name-asian="DejaVu Sans" style:font-size-asian="8pt" style:font-style-asian="normal" style:font-weight-asian="normal" style:font-name-complex="Noto Sans1" style:font-size-complex="8pt" style:font-weight-complex="normal" style:text-emphasize="none"/>
    </style:style>
    <style:style style:name="P12" style:family="paragraph" style:parent-style-name="Default" style:master-page-name="">
      <loext:graphic-properties draw:fill="none"/>
      <style:paragraph-properties fo:margin-left="0.5in" fo:margin-right="0in" fo:margin-top="0in" fo:margin-bottom="0in" loext:contextual-spacing="false" fo:line-height="150%" fo:text-align="start" style:justify-single-word="false" fo:text-indent="0in" style:auto-text-indent="false" style:page-number="auto" fo:background-color="transparent">
        <style:tab-stops>
          <style:tab-stop style:position="0in"/>
        </style:tab-stops>
      </style:paragraph-properties>
      <style:text-properties fo:color="#000000" style:text-outline="false" style:text-line-through-style="none" style:text-line-through-type="none" style:font-name="Fira Sans" fo:font-size="8pt" fo:letter-spacing="normal" fo:font-style="normal" fo:text-shadow="none" style:text-underline-style="none" fo:font-weight="bold" officeooo:rsid="001150cf" officeooo:paragraph-rsid="000be3cb" style:letter-kerning="true" style:font-name-asian="DejaVu Sans" style:font-size-asian="8pt" style:font-style-asian="normal" style:font-weight-asian="bold" style:font-name-complex="Noto Sans1" style:font-size-complex="8pt" style:font-weight-complex="bold" style:text-emphasize="none"/>
    </style:style>
    <style:style style:name="P13" style:family="paragraph" style:parent-style-name="Default" style:master-page-name="">
      <loext:graphic-properties draw:fill="none"/>
      <style:paragraph-properties fo:margin-left="0.5in" fo:margin-right="0in" fo:margin-top="0in" fo:margin-bottom="0in" loext:contextual-spacing="false" fo:line-height="200%" fo:text-align="start" style:justify-single-word="false" fo:text-indent="0in" style:auto-text-indent="false" style:page-number="auto" fo:background-color="transparent"/>
      <style:text-properties fo:color="#000000" style:text-outline="false" style:text-line-through-style="none" style:text-line-through-type="none" style:font-name="Fira Sans" fo:font-size="8pt" fo:letter-spacing="normal" fo:font-style="normal" fo:text-shadow="none" style:text-underline-style="none" fo:font-weight="bold" officeooo:rsid="001150cf" officeooo:paragraph-rsid="00225dbe" style:letter-kerning="true" style:font-name-asian="DejaVu Sans" style:font-size-asian="8pt" style:font-style-asian="normal" style:font-weight-asian="bold" style:font-name-complex="Noto Sans1" style:font-size-complex="8pt" style:font-weight-complex="bold" style:text-emphasize="none"/>
    </style:style>
    <style:style style:name="P14" style:family="paragraph" style:parent-style-name="Default" style:master-page-name="">
      <loext:graphic-properties draw:fill="none"/>
      <style:paragraph-properties fo:margin-left="0.5in" fo:margin-right="0in" fo:margin-top="0in" fo:margin-bottom="0in" loext:contextual-spacing="false" fo:line-height="200%" fo:text-align="start" style:justify-single-word="false" fo:text-indent="0in" style:auto-text-indent="false" style:page-number="auto" fo:background-color="transparent"/>
      <style:text-properties fo:color="#000000" style:text-outline="false" style:text-line-through-style="none" style:text-line-through-type="none" style:font-name="Fira Sans" fo:font-size="8pt" fo:letter-spacing="normal" fo:font-style="normal" fo:text-shadow="none" style:text-underline-style="none" fo:font-weight="bold" officeooo:rsid="001150cf" officeooo:paragraph-rsid="00225dbe" style:letter-kerning="true" style:font-name-asian="DejaVu Sans" style:font-size-asian="8pt" style:font-style-asian="normal" style:font-weight-asian="bold" style:font-name-complex="Noto Sans1" style:font-size-complex="8pt" style:font-weight-complex="bold" style:text-emphasize="none"/>
    </style:style>
    <style:style style:name="P15" style:family="paragraph" style:parent-style-name="Default" style:master-page-name="">
      <loext:graphic-properties draw:fill="none"/>
      <style:paragraph-properties fo:margin-left="0.5in" fo:margin-right="0in" fo:margin-top="0in" fo:margin-bottom="0in" loext:contextual-spacing="false" fo:line-height="200%" fo:text-align="start" style:justify-single-word="false" fo:text-indent="0in" style:auto-text-indent="false" style:page-number="auto" fo:background-color="transparent"/>
      <style:text-properties fo:color="#000000" style:font-name="Fira Sans" fo:font-size="8pt" fo:letter-spacing="normal" fo:font-weight="bold" officeooo:rsid="001150cf" officeooo:paragraph-rsid="00225dbe" style:font-size-asian="8pt" style:font-weight-asian="bold" style:font-size-complex="8pt" style:font-weight-complex="bold"/>
    </style:style>
    <style:style style:name="P16" style:family="paragraph" style:parent-style-name="Heading_20_1">
      <style:paragraph-properties fo:margin-left="0in" fo:margin-right="0in" style:line-height-at-least="0.139in" fo:text-align="start" style:justify-single-word="false" fo:text-indent="0in" style:auto-text-indent="false">
        <style:tab-stops>
          <style:tab-stop style:position="0in"/>
        </style:tab-stops>
      </style:paragraph-properties>
      <style:text-properties fo:color="#000000" style:font-name="Fira Sans" fo:font-size="14pt" fo:font-weight="normal" officeooo:rsid="000be3cb" officeooo:paragraph-rsid="000be3cb" style:font-size-asian="14pt" style:font-weight-asian="normal" style:font-size-complex="14pt" style:font-weight-complex="normal"/>
    </style:style>
    <style:style style:name="P17" style:family="paragraph" style:parent-style-name="Standard">
      <style:paragraph-properties fo:margin-left="0in" fo:margin-right="0in" style:line-height-at-least="0.139in" fo:text-align="start" style:justify-single-word="false" fo:text-indent="0in" style:auto-text-indent="false">
        <style:tab-stops>
          <style:tab-stop style:position="0in"/>
        </style:tab-stops>
      </style:paragraph-properties>
      <style:text-properties fo:color="#000000" style:font-name="Fira Sans" fo:font-size="8pt" fo:font-weight="normal" officeooo:rsid="001d2371" officeooo:paragraph-rsid="001d2371" style:font-size-asian="8pt" style:font-weight-asian="normal" style:font-size-complex="8pt" style:font-weight-complex="normal"/>
    </style:style>
    <style:style style:name="P1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tab-stops>
          <style:tab-stop style:position="0in"/>
        </style:tab-stops>
      </style:paragraph-properties>
      <style:text-properties fo:color="#000000" style:font-name="Fira Sans" fo:font-size="8pt" fo:font-weight="normal" officeooo:rsid="000be3cb" officeooo:paragraph-rsid="000be3cb" style:font-size-asian="8pt" style:font-weight-asian="normal" style:font-size-complex="8pt" style:font-weight-complex="normal"/>
    </style:style>
    <style:style style:name="P19" style:family="paragraph" style:parent-style-name="Standard">
      <loext:graphic-properties draw:fill="none"/>
      <style:paragraph-properties fo:margin-left="0.9366in" fo:margin-right="0in" fo:margin-top="0in" fo:margin-bottom="0in" loext:contextual-spacing="false" fo:line-height="200%" fo:text-align="start" style:justify-single-word="false" fo:text-indent="0in" style:auto-text-indent="false" fo:background-color="transparent"/>
      <style:text-properties fo:color="#606060" style:text-outline="false" style:text-line-through-style="none" style:text-line-through-type="none" style:font-name="Fira Sans1" fo:font-size="8pt" fo:letter-spacing="normal" fo:font-style="normal" fo:text-shadow="none" style:text-underline-style="none" fo:font-weight="normal" officeooo:rsid="00225dbe" officeooo:paragraph-rsid="00225dbe" style:letter-kerning="true" style:font-name-asian="DejaVu Sans" style:font-size-asian="8pt" style:font-style-asian="normal" style:font-weight-asian="normal" style:font-name-complex="Noto Sans1" style:font-size-complex="8pt" style:font-weight-complex="normal" style:text-emphasize="none"/>
    </style:style>
    <style:style style:name="T1" style:family="text">
      <style:text-properties fo:letter-spacing="normal"/>
    </style:style>
    <style:style style:name="T2" style:family="text">
      <style:text-properties fo:letter-spacing="normal" officeooo:rsid="001150cf"/>
    </style:style>
    <style:style style:name="T3" style:family="text">
      <style:text-properties fo:letter-spacing="normal" officeooo:rsid="0013241b"/>
    </style:style>
    <style:style style:name="T4" style:family="text">
      <style:text-properties fo:color="#606060" style:font-name="Fira Sans1" fo:font-size="14pt" fo:letter-spacing="normal" style:font-size-asian="14pt"/>
    </style:style>
    <style:style style:name="T5" style:family="text">
      <style:text-properties fo:color="#606060" style:font-name="Fira Sans1" fo:font-size="14pt" fo:letter-spacing="normal" fo:font-weight="bold" style:font-size-asian="14pt" style:font-weight-asian="bold"/>
    </style:style>
    <style:style style:name="T6" style:family="text">
      <style:text-properties fo:color="#606060" style:font-name="Fira Sans1" fo:letter-spacing="normal" fo:font-weight="bold" style:font-weight-asian="bold"/>
    </style:style>
    <style:style style:name="T7" style:family="text">
      <style:text-properties fo:color="#606060" style:font-name="Fira Sans1" fo:letter-spacing="normal"/>
    </style:style>
    <style:style style:name="T8" style:family="text">
      <style:text-properties fo:color="#606060" style:font-name="Fira Sans1" fo:letter-spacing="normal" officeooo:rsid="001efadd"/>
    </style:style>
    <style:style style:name="T9" style:family="text">
      <style:text-properties fo:color="#606060" style:font-name="Fira Sans1" fo:letter-spacing="normal" officeooo:rsid="001fb499"/>
    </style:style>
    <style:style style:name="T10" style:family="text">
      <style:text-properties fo:color="#333333" style:font-name="Fira Sans1" fo:font-size="14pt" fo:letter-spacing="normal" style:font-size-asian="14pt"/>
    </style:style>
    <style:style style:name="T11" style:family="text">
      <style:text-properties fo:color="#333333" style:font-name="Fira Sans1" fo:font-size="14pt" fo:letter-spacing="normal" officeooo:rsid="001fb499" style:font-size-asian="14pt"/>
    </style:style>
    <style:style style:name="T12" style:family="text">
      <style:text-properties fo:color="#333333" fo:font-size="14pt" style:font-size-asian="14pt"/>
    </style:style>
    <style:style style:name="T13" style:family="text">
      <style:text-properties fo:font-size="14pt" style:font-size-asian="14pt"/>
    </style:style>
    <style:style style:name="T14" style:family="text">
      <style:text-properties fo:font-size="8pt" fo:letter-spacing="normal" officeooo:rsid="001150cf" style:font-size-asian="8pt" style:font-size-complex="8pt"/>
    </style:style>
    <style:style style:name="T15" style:family="text">
      <style:text-properties fo:font-size="8pt" fo:letter-spacing="normal" officeooo:rsid="0013241b" style:font-size-asian="8pt" style:font-size-complex="8pt"/>
    </style:style>
    <style:style style:name="T16" style:family="text">
      <style:text-properties fo:font-size="8pt" fo:letter-spacing="normal" fo:font-weight="bold" officeooo:rsid="001150cf" style:font-size-asian="8pt" style:font-weight-asian="bold" style:font-size-complex="8pt" style:font-weight-complex="bold"/>
    </style:style>
    <style:style style:name="T17" style:family="text">
      <style:text-properties fo:font-size="8pt" fo:letter-spacing="normal" fo:font-weight="bold" officeooo:rsid="0013241b" style:font-size-asian="8pt" style:font-weight-asian="bold" style:font-size-complex="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ài báo cáo Kỹ thuật phát hiện tấn công mạng</text:span></text:p>
      <text:p text:style-name="P3"><text:span text:style-name="T1">B1807591 - Nguyễn Văn Tân</text:span></text:p>
      <text:h text:style-name="P16" text:outline-level="1"><text:span text:style-name="T1">Bài tập 2: Nghiên cứu thực hiện tấn công mạng</text:span></text:h>
      <text:p text:style-name="P2"><text:span text:style-name="T1">- Nghiên cứu 5 tấn công mạng phổ biến</text:span></text:p>
      <text:p text:style-name="P2"><text:span text:style-name="T1"><text:tab/></text:span><text:span text:style-name="T16">1. Ping of </text:span><text:span text:style-name="T17">D</text:span><text:span text:style-name="T16">eath</text:span></text:p>
      <text:p text:style-name="P6"><text:span text:style-name="T6">Ping of Death (c</text:span><text:span text:style-name="T7">òn gọi là PoD) là một loại tấn công từ chối dịch vụ (DoS), trong đó kẻ tấn công cố gắng làm sập, mất ổn định hoặc đóng băng máy tính hoặc dịch vụ được nhắm mục tiêu, bằng cách gửi các gói tin có định dạng sai hoặc quá lớn bằng lệnh ping đơn giản.</text:span></text:p>
      <text:p text:style-name="P12">2. <text:s/>TCP Sync Flood</text:p>
      <text:p text:style-name="P9">Là một kiểu tấn công từ chối dịch vụ (DDos)</text:p>
      <text:p text:style-name="P7">Bằng việc gửi liên tục gửi các packet tin yêu cầu kết nối (SYN)</text:p>
      <text:p text:style-name="P7"><text:s/>→ Hậu quả: Làm cho Server phản hồi chậm, hoặc không đáp ứng kịp yêu cầu của client.</text:p>
      <text:p text:style-name="P13">3. Ping Flood</text:p>
      <text:p text:style-name="P8">Là một kiểu tấn công từ chối dịch vụ (Dos)</text:p>
      <text:p text:style-name="P10">Bằng các yêu cầu packets  ICMP , khiến mục tiêu không thể có lưu lượng truy cập bình thường.</text:p>
      <text:p text:style-name="P7">Có thể trở thành một tấn công DDoS hoặc tấn công Ddos phân tán.</text:p>
      <text:p text:style-name="P13">4. HTTP Resquest</text:p>
      <text:p text:style-name="P8">Là một kiểu tấn công từ chối dịch vụ (DDos)</text:p>
      <text:p text:style-name="P10">Được thiết kế để áp đảo server mục tiêu với các yêu cầu HTTP</text:p>
      <text:p text:style-name="P7">Khi mục tiêu đã bão hòa với các yêu cầu và không thể đáp ứng lưu lượng truy cập thông thường, việc từ chối dịch vụ sẽ xảy ra đối với các yêu cầu bổ sung từ người dùng thực tế.</text:p>
      <text:p text:style-name="P15">5. SQL Injection</text:p>
      <text:p text:style-name="P8">SQL injection là một kỹ thuật cho phép những kẻ tấn công lợi dụng lỗ hổng của việc kiểm tra dữ liệu đầu vào trong các ứng dụng web và các thông báo lỗi của hệ quản trị cơ sở dữ liệu trả về để inject (tiêm vào) và thi hành các câu lệnh SQL bất hợp pháp.</text:p>
      <text:p text:style-name="P4">- Trình bày ý tưởng tấn công mạng phổ biến</text:p>
      <text:p text:style-name="P4">- Viết chương trình tấn công với Python và Scapy<text:line-break/>- Viết chương trình đơn giản để nghe lén thông tin trong nhánh mạng cục bộ <text:line-break/><text:soft-page-break/><text:line-break/>- Sử dụng công cụ tcpdump hay wireshark để quan sát<text:line-break/></text:p>
      <text:p text:style-name="P19"/>
      <text:p text:style-name="P5"/>
      <text:p text:style-name="P18"><text:span text:style-name="T9"/></text:p>
      <text:p text:style-name="P17">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Fira Sans1" svg:font-family="'Fira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Readex Pro" svg:font-family="'Readex Pro'"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Hintergrund" style:display-name="Default 2~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Hintergrund" style:display-name="Default 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Hintergrund" style:display-name="Default 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Gliederung_20_1" style:display-name="Default 5~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Untertitel" style:display-name="Default 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Notizen" style:display-name="Default 5~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Hintergrundobjekte" style:display-name="Default 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Hintergrund" style:display-name="Default 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Gliederung_20_1" style:display-name="Default 6~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7e_LT_7e_Gliederung_20_3" style:display-name="Default 6~LT~Gliederung 3" style:family="paragraph" style:parent-style-name="Default_20_6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4" style:display-name="Default 6~LT~Gliederung 4" style:family="paragraph" style:parent-style-name="Default_20_6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Untertitel" style:display-name="Default 6~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Notizen" style:display-name="Default 6~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Hintergrundobjekte" style:display-name="Default 6~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Hintergrund" style:display-name="Default 6~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7_7e_LT_7e_Gliederung_20_1" style:display-name="Default 7~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Gliederung_20_2" style:display-name="Default 7~LT~Gliederung 2" style:family="paragraph" style:parent-style-name="Default_20_7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7_7e_LT_7e_Gliederung_20_3" style:display-name="Default 7~LT~Gliederung 3" style:family="paragraph" style:parent-style-name="Default_20_7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7_7e_LT_7e_Gliederung_20_4" style:display-name="Default 7~LT~Gliederung 4" style:family="paragraph" style:parent-style-name="Default_20_7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5" style:display-name="Default 7~LT~Gliederung 5" style:family="paragraph" style:parent-style-name="Default_20_7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6" style:display-name="Default 7~LT~Gliederung 6" style:family="paragraph" style:parent-style-name="Default_20_7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7" style:display-name="Default 7~LT~Gliederung 7" style:family="paragraph" style:parent-style-name="Default_20_7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8" style:display-name="Default 7~LT~Gliederung 8" style:family="paragraph" style:parent-style-name="Default_20_7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9" style:display-name="Default 7~LT~Gliederung 9" style:family="paragraph" style:parent-style-name="Default_20_7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Titel" style:display-name="Default 7~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Untertitel" style:display-name="Default 7~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Notizen" style:display-name="Default 7~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7_7e_LT_7e_Hintergrundobjekte" style:display-name="Default 7~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7_7e_LT_7e_Hintergrund" style:display-name="Default 7~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8_7e_LT_7e_Gliederung_20_1" style:display-name="Default 8~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Gliederung_20_2" style:display-name="Default 8~LT~Gliederung 2" style:family="paragraph" style:parent-style-name="Default_20_8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8_7e_LT_7e_Gliederung_20_3" style:display-name="Default 8~LT~Gliederung 3" style:family="paragraph" style:parent-style-name="Default_20_8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8_7e_LT_7e_Gliederung_20_4" style:display-name="Default 8~LT~Gliederung 4" style:family="paragraph" style:parent-style-name="Default_20_8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5" style:display-name="Default 8~LT~Gliederung 5" style:family="paragraph" style:parent-style-name="Default_20_8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6" style:display-name="Default 8~LT~Gliederung 6" style:family="paragraph" style:parent-style-name="Default_20_8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7" style:display-name="Default 8~LT~Gliederung 7" style:family="paragraph" style:parent-style-name="Default_20_8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8" style:display-name="Default 8~LT~Gliederung 8" style:family="paragraph" style:parent-style-name="Default_20_8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9" style:display-name="Default 8~LT~Gliederung 9" style:family="paragraph" style:parent-style-name="Default_20_8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Titel" style:display-name="Default 8~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Untertitel" style:display-name="Default 8~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Notizen" style:display-name="Default 8~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8_7e_LT_7e_Hintergrundobjekte" style:display-name="Default 8~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8_7e_LT_7e_Hintergrund" style:display-name="Default 8~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9_7e_LT_7e_Gliederung_20_1" style:display-name="Default 9~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Gliederung_20_2" style:display-name="Default 9~LT~Gliederung 2" style:family="paragraph" style:parent-style-name="Default_20_9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9_7e_LT_7e_Gliederung_20_3" style:display-name="Default 9~LT~Gliederung 3" style:family="paragraph" style:parent-style-name="Default_20_9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9_7e_LT_7e_Gliederung_20_4" style:display-name="Default 9~LT~Gliederung 4" style:family="paragraph" style:parent-style-name="Default_20_9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5" style:display-name="Default 9~LT~Gliederung 5" style:family="paragraph" style:parent-style-name="Default_20_9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6" style:display-name="Default 9~LT~Gliederung 6" style:family="paragraph" style:parent-style-name="Default_20_9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7" style:display-name="Default 9~LT~Gliederung 7" style:family="paragraph" style:parent-style-name="Default_20_9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8" style:display-name="Default 9~LT~Gliederung 8" style:family="paragraph" style:parent-style-name="Default_20_9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9" style:display-name="Default 9~LT~Gliederung 9" style:family="paragraph" style:parent-style-name="Default_20_9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Titel" style:display-name="Default 9~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Untertitel" style:display-name="Default 9~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Notizen" style:display-name="Default 9~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9_7e_LT_7e_Hintergrundobjekte" style:display-name="Default 9~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9_7e_LT_7e_Hintergrund" style:display-name="Default 9~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4:39:35.352537007</meta:creation-date>
    <dc:date>2022-03-29T14:52:44.351303477</dc:date>
    <meta:editing-duration>PT13M2S</meta:editing-duration>
    <meta:editing-cycles>13</meta:editing-cycles>
    <meta:generator>LibreOffice/6.4.7.2$Linux_X86_64 LibreOffice_project/40$Build-2</meta:generator>
    <meta:document-statistic meta:table-count="0" meta:image-count="0" meta:object-count="0" meta:page-count="2" meta:paragraph-count="23" meta:word-count="366" meta:character-count="1631" meta:non-whitespace-character-count="1281"/>
  </office:meta>
</office:document-meta>
</file>